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weight="bold" style:font-weight-asian="bold"/>
    </style:style>
    <style:style style:name="P5" style:family="paragraph" style:parent-style-name="Standard">
      <style:text-properties fo:font-weight="normal" style:font-weight-asian="normal"/>
    </style:style>
    <style:style style:name="P6" style:family="paragraph" style:parent-style-name="Standard">
      <style:text-properties fo:font-weight="normal" style:font-weight-asian="normal" style:font-weight-complex="normal"/>
    </style:style>
    <style:style style:name="P7"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T1" style:family="text">
      <style:text-properties fo:font-weight="bold" style:font-weight-asian="bold"/>
    </style:style>
    <style:style style:name="T2" style:family="text">
      <style:text-properties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crum Retrospective</text:p>
      <text:p text:style-name="Standard"><text:span text:style-name="T1">Points possible:</text:span> 5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tegory</text:p>
          </table:table-cell>
          <table:table-cell table:style-name="Table1.A1" office:value-type="string">
            <text:p text:style-name="P2">Criteria</text:p>
          </table:table-cell>
          <table:table-cell table:style-name="Table1.A1" office:value-type="string">
            <text:p text:style-name="P2">% of Grade</text:p>
          </table:table-cell>
        </table:table-row>
        <table:table-row table:style-name="Table1.1">
          <table:table-cell table:style-name="Table1.A1" office:value-type="string">
            <text:p text:style-name="Standard">Areas for Improvement</text:p>
          </table:table-cell>
          <table:table-cell table:style-name="Table1.A1" office:value-type="string">
            <text:p text:style-name="Standard">Student identified true areas for improvement as well as plans to make improvements a reality.</text:p>
          </table:table-cell>
          <table:table-cell table:style-name="Table1.A1" office:value-type="string">
            <text:p text:style-name="P3">25</text:p>
          </table:table-cell>
        </table:table-row>
        <table:table-row table:style-name="Table1.1">
          <table:table-cell table:style-name="Table1.A1" office:value-type="string">
            <text:p text:style-name="Standard">Areas of Accomplishment</text:p>
          </table:table-cell>
          <table:table-cell table:style-name="Table1.A1" office:value-type="string">
            <text:p text:style-name="Standard">Student accurately identifies areas that he/she succeeded in and outlines plans to continue the success.</text:p>
          </table:table-cell>
          <table:table-cell table:style-name="Table1.A1" office:value-type="string">
            <text:p text:style-name="P3">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Thoughts are concise and clear.</text:p>
          </table:table-cell>
          <table:table-cell table:style-name="Table1.A1" office:value-type="string">
            <text:p text:style-name="P3">25</text:p>
          </table:table-cell>
        </table:table-row>
        <table:table-row table:style-name="Table1.1">
          <table:table-cell table:style-name="Table1.A1" office:value-type="string">
            <text:p text:style-name="Standard">Critical Thinking</text:p>
          </table:table-cell>
          <table:table-cell table:style-name="Table1.A1" office:value-type="string">
            <text:p text:style-name="Standard">Student shows deep thought in the expressed ideas.</text:p>
          </table:table-cell>
          <table:table-cell table:style-name="Table1.A1" office:value-type="string">
            <text:p text:style-name="P3">25</text:p>
          </table:table-cell>
        </table:table-row>
      </table:table>
      <text:p text:style-name="Standard"/>
      <text:p text:style-name="Standard"><text:span text:style-name="T1">Instructions:</text:span> In the below areas, identify struggles you ran into as a team or as individuals and list them under Areas for Improvement. Tell how you plan to improve in these areas. Write a list of accomplishments under Areas of Accomplishment. Push this document to your GitHub repository for this week. Lastly, in the Learning Management System, click the “Add Submission” button and paste the URL to your GitHub repository. </text:p>
      <text:p text:style-name="P4">Areas for Improvement:</text:p>
      <text:p text:style-name="P6">I need to work in a more structured manner. Something that I started doing in the latter part of the week was writing a to-do list for the next day. I found that it helped guide my progression and helped me to keep on a schedule. </text:p>
      <text:p text:style-name="P4">Areas of Accomplishment:</text:p>
      <text:p text:style-name="P5"><text:span text:style-name="T2">I am happy with how I have been able to solve various coding issues I have run into. For example, I needed to make it so only users with an admin status could create or update media pages. In order to do this I created an enum class to be able to distinguish if a user was an admin or not and then wrote a simple if statement checking there status within the create and update methods in the UserService class.</text:span></text:p>
      <text:p text:style-name="P4">URL to GitHub Repository:</text:p>
      <text:p text:style-name="P4">https://github.com/Colin-Cramer/Multimedia-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1T23:20:00</meta:creation-date>
    <meta:initial-creator>Nick Suwyn</meta:initial-creator>
    <meta:generator>OpenOffice/4.1.7$Win32 OpenOffice.org_project/417m1$Build-9800</meta:generator>
    <dc:date>2020-10-04T12:26:47.28</dc:date>
    <dc:creator>Colin Cramer</dc:creator>
    <meta:editing-duration>PT39M34S</meta:editing-duration>
    <meta:editing-cycles>2</meta:editing-cycles>
    <meta:document-statistic meta:table-count="1" meta:image-count="0" meta:object-count="0" meta:page-count="1" meta:paragraph-count="24" meta:word-count="274" meta:character-count="1613"/>
  </office:meta>
</office:document-meta>
</file>